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e4f" officeooo:paragraph-rsid="00077e4f"/>
    </style:style>
    <style:style style:name="P2" style:family="paragraph" style:parent-style-name="Standard">
      <style:text-properties officeooo:rsid="000ae1d5" officeooo:paragraph-rsid="000ae1d5"/>
    </style:style>
    <style:style style:name="P3" style:family="paragraph" style:parent-style-name="Standard">
      <style:text-properties officeooo:rsid="000ae1d5" officeooo:paragraph-rsid="00077e4f"/>
    </style:style>
    <style:style style:name="P4" style:family="paragraph" style:parent-style-name="Standard">
      <style:text-properties officeooo:rsid="000ae1d5" officeooo:paragraph-rsid="000fd05d"/>
    </style:style>
    <style:style style:name="P5" style:family="paragraph" style:parent-style-name="Standard">
      <style:text-properties officeooo:rsid="00116261" officeooo:paragraph-rsid="00116261"/>
    </style:style>
    <style:style style:name="T1" style:family="text">
      <style:text-properties officeooo:rsid="000c7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out me:</text:p>
      <text:p text:style-name="P3"/>
      <text:p text:style-name="P2">I am an aspiring Developer based in Melbourne looking to jump start my career in tech. </text:p>
      <text:p text:style-name="P2">I <text:span text:style-name="T1">consider myself a hobbyist with a passionate hunger for learning and problem solving. What drew me in to tech is the dynamic and constantly evolving nature of the industry which aligns well with my personality. </text:span></text:p>
      <text:p text:style-name="P2"/>
      <text:p text:style-name="P2"/>
      <text:p text:style-name="P2"/>
      <text:p text:style-name="P5">My name is Kyle Chenoweth,</text:p>
      <text:p text:style-name="P2"/>
      <text:p text:style-name="P4">I am an aspiring Developer based in Melbourne looking to jump start my career in tech. </text:p>
      <text:p text:style-name="P4">I <text:span text:style-name="T1">consider myself a hobbyist with a passionate hunger for learning and problem solving. This aspect of my personality has been the driving force pushing me towards tech as the industry’s dynamic and ever-evolving nature brings with it a lifetime of learning opportuniti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9:46:30.241898234</meta:creation-date>
    <dc:date>2019-05-20T11:13:31.135636186</dc:date>
    <meta:editing-duration>PT15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18" meta:character-count="695" meta:non-whitespace-character-count="579"/>
  </office:meta>
</office:document-meta>
</file>